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he old book lay on the table.</text:span></text:p>
      <text:p text:style-name="P1"><text:span text:style-name="T1">Its pages were yellowed and torn.</text:span></text:p>
      <text:p text:style-name="P1"><text:span text:style-name="T1">A map fell out as it was opened.</text:span></text:p>
      <text:p text:style-name="P1"><text:span text:style-name="T1">Where could it lead?<text:s text:c="2"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